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margin-top="0cm" fo:margin-bottom="0cm" style:contextual-spacing="false" fo:text-align="justify" style:justify-single-word="false"/>
      <style:text-properties style:font-name="Times New Roman" fo:font-weight="bold"/>
    </style:style>
    <style:style style:name="P2" style:family="paragraph" style:parent-style-name="Heading_20_4">
      <style:paragraph-properties fo:margin-top="0cm" fo:margin-bottom="0.499cm" style:contextual-spacing="false" fo:text-align="justify" style:justify-single-word="false"/>
      <style:text-properties style:font-name="Times New Roman" fo:font-weight="bold"/>
    </style:style>
    <style:style style:name="P3" style:family="paragraph" style:parent-style-name="Text_20_body">
      <loext:graphic-properties draw:fill="none"/>
      <style:paragraph-properties fo:text-align="justify" style:justify-single-word="false" fo:text-indent="1.251cm" style:auto-text-indent="false" fo:background-color="transparent"/>
      <style:text-properties style:font-name="Times New Roman"/>
    </style:style>
    <style:style style:name="P4" style:family="paragraph" style:parent-style-name="Text_20_body">
      <style:paragraph-properties fo:text-align="justify" style:justify-single-word="false" fo:text-indent="1.251cm" style:auto-text-indent="false"/>
      <style:text-properties style:font-name="Times New Roman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imes New Roman" fo:font-style="italic" fo:font-weight="bold" officeooo:rsid="00115666" officeooo:paragraph-rsid="00115666" style:font-style-asian="italic" style:font-style-complex="italic"/>
    </style:style>
    <style:style style:name="P6" style:family="paragraph" style:parent-style-name="Heading_20_4">
      <style:paragraph-properties fo:margin-top="0cm" fo:margin-bottom="0cm" style:contextual-spacing="false" fo:text-align="justify" style:justify-single-word="false"/>
      <style:text-properties style:font-name="Times New Roman" fo:font-weight="bold"/>
    </style:style>
    <style:style style:name="P7" style:family="paragraph" style:parent-style-name="Text_20_body">
      <style:paragraph-properties fo:text-align="justify" style:justify-single-word="false"/>
      <style:text-properties style:font-name="Times New Roman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 INTRODUÇÃO</text:h>
      <text:h text:style-name="P2" text:outline-level="4">1.1 Objetivo do Módulo</text:h>
      <text:p text:style-name="P3">O presente módulo do projeto tem como principal objetivo aprofundar o conhecimento prático em virtualização, por meio da <text:span text:style-name="T1">configuração e comparação de máquinas virtuais</text:span> (VMs) em três sistemas operacionais distintos: <text:span text:style-name="T1">Windows, Linux e Android</text:span>. O estudo busca analisar, de forma comparativa, como cada sistema hospedeiro lida com o hardware virtualizado, as ferramentas e interfaces disponíveis, e como as filosofias de design de cada plataforma impactam o processo de virtualização.</text:p>
      <text:h text:style-name="P1" text:outline-level="3">2 FUNDAMENTOS TEÓRICOS: MÁQUINAS VIRTUAIS</text:h>
      <text:h text:style-name="P2" text:outline-level="4">2.1 A Importância das Máquinas Virtuais</text:h>
      <text:p text:style-name="P4">A virtualização é uma tecnologia essencial na computação moderna, permitindo a emulação de hardware físico e a execução de um sistema operacional completo dentro de outro. As máquinas virtuais (VMs) oferecem uma série de benefícios estratégicos. Primeiramente, são indispensáveis para o <text:span text:style-name="T1">desenvolvimento e teste</text:span> de software, pois possibilitam a criação de ambientes isolados que garantem que o sistema principal não seja afetado por possíveis falhas. Essa abordagem facilita a simulação de diferentes configurações de hardware e sistemas operacionais, assegurando a compatibilidade de aplicações. A <text:span text:style-name="T1">segurança</text:span> é outro ponto crucial, já que a VM atua como um ambiente "sandbox" (caixa de areia), isolando o sistema hospedeiro de ameaças como vírus e malwares. Qualquer atividade maliciosa fica contida na VM, que pode ser facilmente descartada ou restaurada. Além disso, a tecnologia proporciona <text:span text:style-name="T1">flexibilidade e produtividade</text:span>, permitindo que profissionais executem múltiplos sistemas operacionais simultaneamente em uma única máquina física. Finalmente, em ambientes corporativos, as VMs contribuem para a <text:span text:style-name="T1">otimização de recursos</text:span>, consolidando vários servidores físicos em um único hardware, o que reduz custos de energia e espaço físico, ao mesmo tempo que simplifica a gestão. </text:p>
      <text:h text:style-name="P1" text:outline-level="3">3 FILOSOFIAS DE DESIGN E VIRTUALIZAÇÃO</text:h>
      <text:p text:style-name="P5">3.1 Windows</text:p>
      <text:p text:style-name="P4">As filosofias de design dos sistemas operacionais têm um papel fundamental na forma como a virtualização é implementada e utilizada. O <text:span text:style-name="T1">Windows</text:span>, desenvolvido pela Microsoft, adota uma filosofia centrada na <text:span text:style-name="T1">usabilidade e compatibilidade para o usuário final</text:span>. Sua arquitetura é projetada para oferecer uma experiência "pronta para usar" e uma interface gráfica (GUI) intuitiva, com ampla compatibilidade de hardware e software. A abordagem de virtualização do Windows é exemplificada pelo <text:span text:style-name="T1">Hyper-V</text:span>, uma ferramenta nativa e integrada que, com sua interface gráfica amigável, reflete a prioridade do sistema em oferecer uma solução acessível e intuitiva.</text:p>
      <text:h text:style-name="P6" text:outline-level="4">3.2 Linux</text:h>
      <text:p text:style-name="P7">O Linux se fundamenta em uma filosofia de design de <text:span text:style-name="T1">liberdade, flexibilidade e modularidade</text:span>. Sendo um sistema de código aberto, permite que a comunidade de desenvolvedores adapte e distribua o código-fonte de acordo com necessidades específicas. Essa filosofia resultou em uma vasta gama de distribuições (Ubuntu, Fedora, Debian, etc.), cada uma otimizada para diferentes propósitos.</text:p>
      <text:p text:style-name="P7"><text:soft-page-break/>A virtualização no Linux é caracterizada pela robustez e pelo controle granular. Ferramentas como o <text:span text:style-name="T1">KVM (Kernel-based Virtual Machine)</text:span> e o <text:span text:style-name="T1">VirtualBox</text:span> são amplamente utilizadas, oferecendo alta configurabilidade.</text:p>
      <text:h text:style-name="P6" text:outline-level="4">3.3 Android</text:h>
      <text:p text:style-name="P7">Baseado no kernel Linux, o Android tem sua filosofia de design moldada por <text:span text:style-name="T1">portabilidade, segurança e eficiência energética</text:span>, com foco em dispositivos móveis. Sua arquitetura é otimizada para hardware com recursos limitados e para a experiência do usuário em telas sensíveis ao toque.</text:p>
      <text:p text:style-name="P7">A virtualização no Android é mais comumente utilizada em ambientes de desenvolvimento para testar aplicações de forma segura e eficiente. A filosofia de <text:span text:style-name="T1">isolamento</text:span> do sistema, que executa cada aplicativo em sua própria "sandbox", é um reflexo direto da sua arquitetura focada em segurança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Beach">
        <loext:color loext:name="dark1" loext:color="#000000"/>
        <loext:color loext:name="light1" loext:color="#ffffff"/>
        <loext:color loext:name="dark2" loext:color="#ffbf00"/>
        <loext:color loext:name="light2" loext:color="#333333"/>
        <loext:color loext:name="accent1" loext:color="#fff5ce"/>
        <loext:color loext:name="accent2" loext:color="#dee6ef"/>
        <loext:color loext:name="accent3" loext:color="#e8f2a1"/>
        <loext:color loext:name="accent4" loext:color="#ffd7d7"/>
        <loext:color loext:name="accent5" loext:color="#dee7e5"/>
        <loext:color loext:name="accent6" loext:color="#dddbb6"/>
        <loext:color loext:name="hyperlink" loext:color="#7777ee"/>
        <loext:color loext:name="followed-hyperlink" loext:color="#ee77d7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14:09:48.391244500</meta:creation-date>
    <dc:date>2025-09-03T14:30:44.052886000</dc:date>
    <meta:editing-duration>PT9M27S</meta:editing-duration>
    <meta:editing-cycles>1</meta:editing-cycles>
    <meta:document-statistic meta:table-count="0" meta:image-count="0" meta:object-count="0" meta:page-count="2" meta:paragraph-count="15" meta:word-count="544" meta:character-count="3751" meta:non-whitespace-character-count="3221"/>
    <meta:generator>LibreOffice/25.8.1.1$Windows_X86_64 LibreOffice_project/54047653041915e595ad4e45cccea684809c77b5</meta:generator>
  </office:meta>
</office:document-meta>
</file>